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1pt" fo:font-style="italic" style:font-size-asian="31pt" style:font-style-asian="italic" style:font-size-complex="31pt" style:font-style-complex="italic"/>
    </style:style>
    <style:style style:name="T6" style:family="text">
      <style:text-properties style:text-position="super 58%" style:font-name="Segoe UI Semibold" fo:font-size="32pt" style:font-size-asian="32pt" style:font-size-complex="32pt"/>
    </style:style>
    <style:style style:name="T7" style:family="text">
      <style:text-properties style:font-name="Segoe UI Semibo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Old Testament</text:span></text:p>
            <text:p text:style-name="P1"><text:span text:style-name="T2">Isaiah 42:14–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4</text:span><text:span text:style-name="T4">For a long time I have held my peace;</text:span></text:p>
            <text:p><text:span text:style-name="T4">I have kept still and restrained myself;</text:span></text:p>
            <text:p><text:span text:style-name="T4">now I will cry out like a woman in labor;</text:span></text:p>
            <text:p><text:span text:style-name="T4">I will gasp and pa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5</text:span><text:span text:style-name="T4">I will lay waste mountains and hills,</text:span></text:p>
            <text:p><text:span text:style-name="T4">and dry up all their vegetation;</text:span></text:p>
            <text:p><text:span text:style-name="T4">I will turn the rivers into islands,</text:span></text:p>
            <text:p><text:span text:style-name="T4">and dry up the poo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6</text:span><text:span text:style-name="T4">And I will lead the blind</text:span></text:p>
            <text:p><text:span text:style-name="T4">in a way that they do not know,</text:span></text:p>
            <text:p><text:span text:style-name="T4">in paths that they have not known</text:span></text:p>
            <text:p><text:span text:style-name="T4">I will guide th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4">I will turn the darkness before them into light,</text:span></text:p>
            <text:p><text:span text:style-name="T4">the rough places into level ground.</text:span></text:p>
            <text:p><text:span text:style-name="T4">These are the things I do,</text:span></text:p>
            <text:p><text:span text:style-name="T4">and I do not forsake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17</text:span><text:span text:style-name="T4">They are turned back and utterly </text:span><text:span text:style-name="T5">put to shame,</text:span></text:p>
            <text:p><text:span text:style-name="T4">who trust in carved idols,</text:span></text:p>
            <text:p><text:span text:style-name="T4">who say to metal images,</text:span></text:p>
            <text:p><text:span text:style-name="T4">“</text:span><text:span text:style-name="T4">You are our gods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892cm" svg:height="3.257cm" svg:x="1.524cm" svg:y="0.762cm">
          <draw:text-box>
            <text:p><text:span text:style-name="T3">18</text:span><text:span text:style-name="T4">Hear, you deaf, and look,</text:span></text:p>
            <text:p><text:span text:style-name="T4">you blind, that you may se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2" draw:layer="layout" svg:width="24.892cm" svg:height="6.263cm" svg:x="1.524cm" svg:y="0.762cm">
          <draw:text-box>
            <text:p><text:span text:style-name="T3">19</text:span><text:span text:style-name="T4">Who is blind but my servant,</text:span></text:p>
            <text:p><text:span text:style-name="T4">or deaf as my messenger whom I send?</text:span></text:p>
            <text:p><text:span text:style-name="T4">Who is blind as my dedicated one,</text:span></text:p>
            <text:p><text:span text:style-name="T4">or blind as the servant of the LOR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5" draw:layer="layout" svg:width="24.892cm" svg:height="6.263cm" svg:x="1.524cm" svg:y="0.762cm">
          <draw:text-box>
            <text:p><text:span text:style-name="T6">20</text:span><text:span text:style-name="T7">He sees many things, </text:span></text:p>
            <text:p><text:span text:style-name="T7">but does not observe them;</text:span></text:p>
            <text:p><text:span text:style-name="T7">his ears are open,</text:span></text:p>
            <text:p><text:span text:style-name="T7">but he does not h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5" draw:text-style-name="P5" draw:layer="layout" svg:width="24.892cm" svg:height="4.76cm" svg:x="1.524cm" svg:y="0.762cm">
          <draw:text-box>
            <text:p><text:span text:style-name="T6">21</text:span><text:span text:style-name="T7">The LORD was pleased, </text:span></text:p>
            <text:p><text:span text:style-name="T7">for his righteousness’ sake,</text:span></text:p>
            <text:p><text:span text:style-name="T7">to magnify his law and make it glorio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22:06:05.304000000</meta:creation-date>
    <dc:date>2017-03-23T10:29:02.898000000</dc:date>
    <meta:editing-duration>PT4M50S</meta:editing-duration>
    <meta:editing-cycles>4</meta:editing-cycles>
    <meta:generator>LibreOffice/5.2.5.1$Windows_X86_64 LibreOffice_project/0312e1a284a7d50ca85a365c316c7abbf20a4d22</meta:generator>
    <meta:document-statistic meta:object-count="51"/>
  </office:meta>
</office:document-meta>
</file>